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Fixedsys Excelsior 3.01" svg:font-family="'Fixedsys Excelsior 3.01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shrink-to-fit" style:shrink-to-fit="true" fo:max-height="0cm" fo:min-height="2.5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1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Liberation Mono" fo:font-size="32pt" style:font-size-asian="32pt" style:font-size-complex="32pt"/>
    </style:style>
    <style:style style:name="P2" style:family="paragraph">
      <loext:graphic-properties draw:fill="none" draw:fill-color="#ffffff"/>
      <style:paragraph-properties fo:text-align="center"/>
      <style:text-properties style:font-name="Liberation Mono" fo:font-size="32pt" style:font-size-asian="32pt" style:font-size-complex="32pt"/>
    </style:style>
    <style:style style:name="P3" style:family="paragraph">
      <style:text-properties style:font-name="Fixedsys Excelsior 3.01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Fixedsys Excelsior 3.01"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" fo:font-size="32pt" style:font-size-asian="32pt" style:font-size-complex="32pt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style:font-name="Fixedsys Excelsior 3.0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3.716cm" svg:height="2.809cm" svg:x="6.604cm" svg:y="4.318cm">
          <draw:text-box>
            <text:p text:style-name="P1"><text:span text:style-name="T1">Cells in PicoLisp</text:span></text:p>
            <text:p text:style-name="P1"><text:span text:style-name="T2">part 0</text:span></text:p>
          </draw:text-box>
        </draw:frame>
        <draw:frame draw:style-name="gr2" draw:text-style-name="P4" draw:layer="layout" svg:width="6.096cm" svg:height="2.011cm" svg:x="21.088cm" svg:y="11.684cm">
          <draw:text-box>
            <text:p text:style-name="P3"><text:span text:style-name="T3">Idea: <text:s text:c="2"/>@tankf33der</text:span></text:p>
            <text:p text:style-name="P3"><text:span text:style-name="T3">Review: @Regenaxer</text:span></text:p>
            <text:p text:style-name="P3"><text:span text:style-name="T3"/></text:p>
            <text:p text:style-name="P3"><text:span text:style-name="T3">June 2020</text:span></text:p>
            <text:p text:style-name="P3"><text:span text:style-name="T3">CC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Fixedsys Excelsior 3.01" svg:font-family="'Fixedsys Excelsior 3.01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4:25:12.124006842</meta:creation-date>
    <dc:date>2020-06-04T14:39:56.809310739</dc:date>
    <meta:editing-duration>PT13M21S</meta:editing-duration>
    <meta:editing-cycles>5</meta:editing-cycles>
    <meta:generator>LibreOffice/6.3.6.2$Linux_X86_64 LibreOffice_project/30$Build-2</meta:generator>
    <meta:document-statistic meta:object-count="25"/>
  </office:meta>
</office:document-meta>
</file>